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</office:automatic-styles>
  <office:body>
    <office:drawing>
      <draw:page draw:name="page1" draw:style-name="dp1" draw:master-page-name="Default">
        <draw:frame draw:style-name="gr1" draw:layer="layout" svg:width="15.094cm" svg:height="13.473cm" svg:x="2.772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Carrera</meta:initial-creator>
    <meta:creation-date>2010-05-22T17:07:23</meta:creation-date>
    <dc:date>2010-05-25T21:09:57</dc:date>
    <dc:creator>Daniel Carrera</dc:creator>
    <meta:editing-duration>PT02H27M27S</meta:editing-duration>
    <meta:editing-cycles>13</meta:editing-cycles>
    <meta:generator>OpenOffice.org/3.2$Linux OpenOffice.org_project/320m12$Build-9483</meta:generator>
    <meta:document-statistic meta:object-count="1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x</mi>
              <mn>1</mn>
            </msub>
            <mrow>
              <mi/>
              <mi mathvariant="normal">=</mi>
              <mi/>
            </mrow>
            <msub>
              <mi>x</mi>
              <mn>0</mn>
            </msub>
            <mrow>
              <mi/>
              <mi mathvariant="normal">−</mi>
              <mi/>
            </mrow>
            <mfrac>
              <msub>
                <mi>y</mi>
                <mn>0</mn>
              </msub>
              <mrow>
                <mi>f</mi>
                <mi>'</mi>
                <mrow>
                  <mo stretchy="false">(</mo>
                  <msub>
                    <mi>x</mi>
                    <mn>0</mn>
                  </msub>
                  <mo stretchy="false">)</mo>
                </mrow>
              </mrow>
            </mfrac>
          </mrow>
        </mtd>
      </mtr>
      <mtr>
        <mtd/>
      </mtr>
      <mtr>
        <mtd>
          <mrow>
            <mrow>
              <mi mathvariant="normal">∑</mi>
              <msub>
                <mi>a</mi>
                <mi>n</mi>
              </msub>
            </mrow>
            <mi>cos</mi>
            <mrow>
              <mrow>
                <mo stretchy="false">(</mo>
                <mi mathvariant="italic">nx</mi>
                <mo stretchy="false">)</mo>
              </mrow>
              <mo stretchy="false">+</mo>
              <msub>
                <mi>b</mi>
                <mi>n</mi>
              </msub>
            </mrow>
            <mi>sin</mi>
            <mrow>
              <mo stretchy="false">(</mo>
              <mi mathvariant="italic">nx</mi>
              <mo stretchy="false">)</mo>
            </mrow>
          </mrow>
        </mtd>
      </mtr>
      <mtr>
        <mtd/>
      </mtr>
      <mtr>
        <mtd>
          <mrow>
            <mrow>
              <msub>
                <mi>G</mi>
                <mrow>
                  <mo stretchy="false">μ</mo>
                  <mo stretchy="false">ν</mo>
                </mrow>
              </msub>
              <mo stretchy="false">+</mo>
              <mo stretchy="false">Λ</mo>
            </mrow>
            <msub>
              <mi>g</mi>
              <mrow>
                <mo stretchy="false">μ</mo>
                <mo stretchy="false">ν</mo>
              </mrow>
            </msub>
            <mrow>
              <mi/>
              <mi mathvariant="normal">=</mi>
              <mi/>
            </mrow>
            <mrow>
              <mn>8</mn>
              <mo stretchy="false">π</mo>
            </mrow>
            <msub>
              <mi>T</mi>
              <mrow>
                <mo stretchy="false">μ</mo>
                <mo stretchy="false">ν</mo>
              </mrow>
            </msub>
          </mrow>
        </mtd>
      </mtr>
    </mtable>
    <annotation encoding="StarMath 5.0">x_1 ~ = ~ x_0 ~ - ~ { y_0 } over {f'(x_0)}

newline
newline

sum a_n cos(nx) + b_n sin(nx)

newline
newline

G_{%mu %nu} + %LAMBDA g_{%mu %nu} ~ = ~ { 8 %pi } T_{%mu %nu}

</annotation>
  </semantics>
</math>
</file>